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92in" fo:margin-left="0.3396in" fo:margin-top="0in" fo:margin-bottom="0in" table:align="left"/>
    </style:style>
    <style:style style:name="Table1.A" style:family="table-column">
      <style:table-column-properties style:column-width="2.1688in"/>
    </style:style>
    <style:style style:name="Table1.B" style:family="table-column">
      <style:table-column-properties style:column-width="1.0507in"/>
    </style:style>
    <style:style style:name="Table1.C" style:family="table-column">
      <style:table-column-properties style:column-width="0.909in"/>
    </style:style>
    <style:style style:name="Table1.D" style:family="table-column">
      <style:table-column-properties style:column-width="0.5208in"/>
    </style:style>
    <style:style style:name="Table1.E" style:family="table-column">
      <style:table-column-properties style:column-width="2.2799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Standard">
      <style:text-properties fo:font-size="13.5pt" style:font-size-asian="13.5pt" style:font-size-complex="13.5pt"/>
    </style:style>
    <style:style style:name="P2" style:family="paragraph" style:parent-style-name="Standard">
      <style:paragraph-properties>
        <style:tab-stops>
          <style:tab-stop style:position="1.1744in"/>
        </style:tab-stops>
      </style:paragraph-properties>
      <style:text-properties fo:font-size="13.5pt" officeooo:rsid="000919cc" officeooo:paragraph-rsid="000919cc" style:font-size-asian="13.5pt" style:font-size-complex="13.5pt"/>
    </style:style>
    <style:style style:name="P3" style:family="paragraph" style:parent-style-name="Standard">
      <style:paragraph-properties>
        <style:tab-stops>
          <style:tab-stop style:position="1.1744in"/>
        </style:tab-stops>
      </style:paragraph-properties>
      <style:text-properties fo:font-size="13.5pt" officeooo:rsid="000a705c" officeooo:paragraph-rsid="000a705c" style:font-size-asian="13.5pt" style:font-size-complex="13.5pt"/>
    </style:style>
    <style:style style:name="P4" style:family="paragraph" style:parent-style-name="Standard">
      <style:paragraph-properties fo:text-align="center" style:justify-single-word="false">
        <style:tab-stops/>
      </style:paragraph-properties>
      <style:text-properties fo:font-size="13.5pt" style:font-size-asian="13.5pt" style:font-size-complex="13.5pt"/>
    </style:style>
    <style:style style:name="P5" style:family="paragraph" style:parent-style-name="Standard">
      <style:paragraph-properties>
        <style:tab-stops>
          <style:tab-stop style:position="1.1744in"/>
        </style:tab-stops>
      </style:paragraph-properties>
      <style:text-properties fo:font-size="13.5pt" officeooo:rsid="000a705c" officeooo:paragraph-rsid="000a705c" fo:background-color="#ffff00" style:font-size-asian="13.5pt" style:font-size-complex="13.5pt"/>
    </style:style>
    <style:style style:name="P6" style:family="paragraph" style:parent-style-name="Standard">
      <style:paragraph-properties>
        <style:tab-stops>
          <style:tab-stop style:position="1.1744in"/>
        </style:tab-stops>
      </style:paragraph-properties>
      <style:text-properties fo:font-size="13.5pt" officeooo:rsid="000a705c" officeooo:paragraph-rsid="000a705c" fo:background-color="transparent" style:font-size-asian="13.5pt" style:font-size-complex="13.5pt"/>
    </style:style>
    <style:style style:name="P7" style:family="paragraph" style:parent-style-name="Standard" style:list-style-name="L1">
      <style:paragraph-properties>
        <style:tab-stops>
          <style:tab-stop style:position="1.1744in"/>
        </style:tab-stops>
      </style:paragraph-properties>
      <style:text-properties fo:font-size="13.5pt" officeooo:rsid="000a705c" officeooo:paragraph-rsid="000a705c" fo:background-color="transparent" style:font-size-asian="13.5pt" style:font-size-complex="13.5pt"/>
    </style:style>
    <style:style style:name="P8" style:family="paragraph" style:parent-style-name="Standard">
      <style:paragraph-properties>
        <style:tab-stops>
          <style:tab-stop style:position="1.1744in"/>
        </style:tab-stops>
      </style:paragraph-properties>
      <style:text-properties fo:font-size="13.5pt" officeooo:rsid="000d0f43" officeooo:paragraph-rsid="000d0f43" fo:background-color="transparent" style:font-size-asian="13.5pt" style:font-size-complex="13.5pt"/>
    </style:style>
    <style:style style:name="P9" style:family="paragraph" style:parent-style-name="Standard" style:list-style-name="L1">
      <style:paragraph-properties>
        <style:tab-stops>
          <style:tab-stop style:position="1.1744in"/>
        </style:tab-stops>
      </style:paragraph-properties>
      <style:text-properties fo:font-size="13.5pt" officeooo:rsid="000d0f43" officeooo:paragraph-rsid="000d0f43" fo:background-color="transparent" style:font-size-asian="13.5pt" style:font-size-complex="13.5pt"/>
    </style:style>
    <style:style style:name="P10" style:family="paragraph" style:parent-style-name="Standard" style:list-style-name="L1">
      <style:paragraph-properties>
        <style:tab-stops>
          <style:tab-stop style:position="1.1744in"/>
        </style:tab-stops>
      </style:paragraph-properties>
      <style:text-properties fo:font-size="13.5pt" officeooo:rsid="001355d7" officeooo:paragraph-rsid="001355d7" fo:background-color="transparent" style:font-size-asian="13.5pt" style:font-size-complex="13.5pt"/>
    </style:style>
    <style:style style:name="T1" style:family="text">
      <style:text-properties officeooo:rsid="000a705c"/>
    </style:style>
    <style:style style:name="T2" style:family="text">
      <style:text-properties officeooo:rsid="000c2e46"/>
    </style:style>
    <style:style style:name="T3" style:family="text">
      <style:text-properties fo:font-weight="bold" style:font-weight-asian="bold" style:font-weight-complex="bold"/>
    </style:style>
    <style:style style:name="T4" style:family="text">
      <style:text-properties fo:font-weight="bold" officeooo:rsid="000e8fe0"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ample patient prediction: using “patient 1”</text:p>
      <text:p text:style-name="P2"/>
      <text:p text:style-name="P2"><text:tab/>From images at week 100 predicted FVC is 2720 cm^3</text:p>
      <text:p text:style-name="P2"><text:tab/>From data at week 100 predicted FVC is 2642 cm^3</text:p>
      <text:p text:style-name="P2"/>
      <text:p text:style-name="P2">What to do with this then? Well it’s a bit of a choice. We could try and average it which gives a prediction of 2681 cm^3. One could try going 75/25 or 66/33. <text:s/>In the end, most people in the competition used a higher percentage on the data instead of images because the confidence was slightly <text:span text:style-name="T1">better</text:span> <text:span text:style-name="T1">on the FVC data. Being not in a competition, I went with 50/50 because in the end this data is passed off to the doctor, not a computer engineer.</text:span></text:p>
      <text:p text:style-name="P2"/>
      <text:p text:style-name="P2"/>
      <text:p text:style-name="P2"/>
      <text:p text:style-name="P3">“Patient 1” values at week 6 </text:p>
      <text:p text:style-name="P3"/>
      <text:p text:style-name="P3">“Why 6?” It’s what we were given. Not every patient has a week 0, and given the sometimes slow nature of the disease, many patients wont have a week 0 value. One patients week 0 could be another patients week 100 depending on when they got their first measurement. </text:p>
      <text:p text:style-name="P3"/>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Weeks</text:p>
          </table:table-cell>
          <table:table-cell table:style-name="Table1.A1" office:value-type="string">
            <text:p text:style-name="P4">FVC</text:p>
          </table:table-cell>
          <table:table-cell table:style-name="Table1.A1" office:value-type="string">
            <text:p text:style-name="P4">Age</text:p>
          </table:table-cell>
          <table:table-cell table:style-name="Table1.A1" office:value-type="string">
            <text:p text:style-name="P4">Sex</text:p>
          </table:table-cell>
          <table:table-cell table:style-name="Table1.A1" office:value-type="string">
            <text:p text:style-name="P4">Smoking Status</text:p>
          </table:table-cell>
        </table:table-row>
        <table:table-row table:style-name="Table1.1">
          <table:table-cell table:style-name="Table1.A1" office:value-type="string">
            <text:p text:style-name="P4">6</text:p>
          </table:table-cell>
          <table:table-cell table:style-name="Table1.A1" office:value-type="string">
            <text:p text:style-name="P4">3020</text:p>
          </table:table-cell>
          <table:table-cell table:style-name="Table1.A1" office:value-type="string">
            <text:p text:style-name="P4">73</text:p>
          </table:table-cell>
          <table:table-cell table:style-name="Table1.A1" office:value-type="string">
            <text:p text:style-name="P4">Male</text:p>
          </table:table-cell>
          <table:table-cell table:style-name="Table1.A1" office:value-type="string">
            <text:p text:style-name="P4">Ex-smoker</text:p>
          </table:table-cell>
        </table:table-row>
      </table:table>
      <text:p text:style-name="P1"/>
      <text:p text:style-name="P5">This patient will see a 11% decline in lung function over 94 weeks.</text:p>
      <text:p text:style-name="P5"/>
      <text:p text:style-name="P6">What does this mean? For us, only what is says. For a doctor, a lot more! </text:p>
      <text:p text:style-name="P6"/>
      <text:p text:style-name="P6">Other Notes: </text:p>
      <text:p text:style-name="P6"/>
      <text:list xml:id="list4247403853" text:style-name="L1">
        <text:list-item>
          <text:p text:style-name="P7">Deep learning is a very young science (less than 10 years). A lot is still based on tips and tricks from experts in the field. <text:span text:style-name="T2">There is not many exact proofs, just theory on why it works. </text:span></text:p>
        </text:list-item>
      </text:list>
      <text:p text:style-name="P8"/>
      <text:list xml:id="list114509694705353" text:continue-numbering="true" text:style-name="L1">
        <text:list-item>
          <text:p text:style-name="P9">We are <text:span text:style-name="T3">n</text:span><text:span text:style-name="T4">o</text:span><text:span text:style-name="T3">t</text:span> predicting a yes/no on pulmonary fibrosis, only lung function decline. That’s the doctors job, our purpose is only to aid them. Computer engineers can’t look at a CT scan and have the same knowledge as a radiologist!</text:p>
        </text:list-item>
      </text:list>
      <text:p text:style-name="P8"/>
      <text:list xml:id="list114509637048540" text:continue-numbering="true" text:style-name="L1">
        <text:list-item>
          <text:p text:style-name="P10">Lung function decline doesn’t have to be due to Pulmonary Fibrosis. If I ran this model on a COVID-19 patient (common symptom is shortness of breath), it would probably predict that their lung function is declining over those weeks and therefore had PF. Again, this is the doctors job to differentiate.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2T10:26:48.695405700</meta:creation-date>
    <dc:date>2020-12-02T11:45:08.301767393</dc:date>
    <meta:editing-duration>PT27M32S</meta:editing-duration>
    <meta:editing-cycles>8</meta:editing-cycles>
    <meta:generator>LibreOffice/6.4.6.2$Linux_X86_64 LibreOffice_project/40$Build-2</meta:generator>
    <meta:document-statistic meta:table-count="1" meta:image-count="0" meta:object-count="0" meta:page-count="1" meta:paragraph-count="22" meta:word-count="340" meta:character-count="1807" meta:non-whitespace-character-count="1483"/>
  </office:meta>
</office:document-meta>
</file>